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o stretchy="false">ψ</mo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row>
              <mo stretchy="false">∫</mo>
              <mtext>d</mtext>
            </mrow>
            <mi>q</mi>
            <mfenced open="∣" close="〉">
              <mrow>
                <mi>q</mi>
              </mrow>
            </mfenced>
            <mfenced open="〈" close="〉">
              <mrow>
                <mrow>
                  <mi>q</mi>
                </mrow>
                <mo stretchy="false">∣</mo>
                <mrow>
                  <mo stretchy="false">ψ</mo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fenced>
          </mrow>
        </mtd>
      </mtr>
      <mtr>
        <mtd>
          <mrow/>
        </mtd>
      </mtr>
      <mtr>
        <mtd>
          <mrow>
            <mfenced open="∣" close="〉">
              <mrow>
                <mo stretchy="false">ψ</mo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row>
              <mo stretchy="false">∫</mo>
              <mtext>d</mtext>
            </mrow>
            <mi>p</mi>
            <mfenced open="∣" close="〉">
              <mrow>
                <mi>p</mi>
              </mrow>
            </mfenced>
            <mfenced open="〈" close="〉">
              <mrow>
                <mrow>
                  <mi>p</mi>
                </mrow>
                <mo stretchy="false">∣</mo>
                <mrow>
                  <mo stretchy="false">ψ</mo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fenced>
          </mrow>
        </mtd>
      </mtr>
    </mtable>
    <annotation encoding="StarMath 5.0">left lline %ipsi (t) right rangle `=` int "d" q
left lline q right rangle
left langle q mline %ipsi(t) right rangle newline newline
left lline %ipsi (t) right rangle `=` int "d" p
left lline p right rangle
left langle p mline %ipsi(t)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7:48:15.641000000</meta:creation-date>
    <meta:generator>LibreOffice/4.1.4.2$Windows_x86 LibreOffice_project/0a0440ccc0227ad9829de5f46be37cfb6edcf72</meta:generator>
  </office:meta>
</office:document-meta>
</file>